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URWPalladioL-Bold" svg:font-family="URWPalladioL-Bold" style:font-family-generic="roman" style:font-pitch="variable"/>
    <style:font-face style:name="URWPalladioL-Ital" svg:font-family="URWPalladioL-Ital" style:font-family-generic="roman" style:font-pitch="variable"/>
    <style:font-face style:name="URWPalladioL-Roma" svg:font-family="URWPalladioL-R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fo:font-size="12pt" fo:font-weight="bold" officeooo:paragraph-rsid="0007d8aa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" fo:font-size="12pt" fo:font-weight="normal" officeooo:paragraph-rsid="0007d8a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line-height="115%" fo:text-align="justify" style:justify-single-word="false"/>
      <style:text-properties officeooo:paragraph-rsid="001392ed"/>
    </style:style>
    <style:style style:name="P4" style:family="paragraph" style:parent-style-name="Text_20_body">
      <style:paragraph-properties fo:line-height="115%" fo:text-align="center" style:justify-single-word="false"/>
      <style:text-properties officeooo:paragraph-rsid="001392ed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line-height="115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087699" officeooo:paragraph-rsid="00087699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line-height="115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087699" officeooo:paragraph-rsid="000ce847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65cm" style:contextual-spacing="false" fo:line-height="115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65cm" style:contextual-spacing="false" fo:line-height="115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65cm" style:contextual-spacing="false" fo:line-height="115%" fo:text-align="justify" style:justify-single-word="false" fo:orphans="2" fo:widows="2" fo:text-indent="0cm" style:auto-text-indent="false"/>
      <style:text-properties style:font-name="Arial" fo:font-size="12pt" officeooo:paragraph-rsid="00087699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265cm" style:contextual-spacing="false" fo:line-height="115%" fo:text-align="justify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265cm" style:contextual-spacing="false" fo:line-height="115%" fo:text-align="justify" style:justify-single-word="false" fo:orphans="2" fo:widows="2" fo:text-indent="0cm" style:auto-text-indent="false"/>
      <style:text-properties officeooo:paragraph-rsid="00087699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fo:background-color="#ffff00" loext:char-shading-value="0"/>
    </style:style>
    <style:style style:name="T5" style:family="text">
      <style:text-properties fo:font-style="italic" fo:font-weight="normal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#ffff00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bold" officeooo:rsid="001392ed" style:font-size-asian="12pt" style:font-size-complex="12pt"/>
    </style:style>
    <style:style style:name="T10" style:family="text">
      <style:text-properties fo:font-variant="normal" fo:text-transform="none" fo:color="#000000" loext:opacity="100%" fo:letter-spacing="normal" fo:font-style="normal" fo:font-weight="normal"/>
    </style:style>
    <style:style style:name="T11" style:family="text">
      <style:text-properties fo:font-variant="normal" fo:text-transform="none" fo:color="#000000" loext:opacity="100%" fo:letter-spacing="normal" fo:font-style="normal" fo:font-weight="normal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0ab6e6"/>
    </style:style>
    <style:style style:name="T15" style:family="text">
      <style:text-properties officeooo:rsid="000b3dbe"/>
    </style:style>
    <style:style style:name="T16" style:family="text">
      <style:text-properties officeooo:rsid="000ce84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ce847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9">Aluno: Layla Couto</text:span></text:span></text:p>
      <text:p text:style-name="P3"><text:span text:style-name="Strong_20_Emphasis"><text:span text:style-name="T9"/></text:span></text:p>
      <text:p text:style-name="P4"><text:span text:style-name="Strong_20_Emphasis"><text:span text:style-name="T9">Resolução de atividade: Viva Eventos</text:span></text:span></text:p>
      <text:p text:style-name="P4"><text:span text:style-name="Strong_20_Emphasis"><text:span text:style-name="T9"/></text:span></text:p>
      <text:p text:style-name="P7">a) Qual o estilo de gestão que predomina na Viva Eventos? (Considere a Teoria X e Y)</text:p>
      <text:p text:style-name="P5"><text:span text:style-name="T2">Resposta:</text:span> <text:span text:style-name="T14">Teoria Y</text:span></text:p>
      <text:p text:style-name="P5"/>
      <text:p text:style-name="P7">b) Quais os aspectos positivos e negativos você reconhece nesse estilo de gestão? (Considere aspectos ligados ao estilo de liderança e a teoria do Reforço de Skinner)</text:p>
      <text:p text:style-name="P6"><text:span text:style-name="T2">Resposta:</text:span> <text:span text:style-name="T16">O</text:span> empreendedor mostra para cada um o que ele precisa fazer para <text:span text:style-name="T17">crescer, onde errou e onde acertou, </text:span><text:span text:style-name="T18">mas parece que não há um reforço negativo quando há um comportamento ruim, e com isso não há uma motivação futura do funcionário. </text:span></text:p>
      <text:p text:style-name="P5"/>
      <text:p text:style-name="P7">c) Destaque aspectos da Hierarquia das Necessidades de Maslow na prática da Viva Eventos.</text:p>
      <text:p text:style-name="P5"><text:span text:style-name="T2">Resposta:</text:span> <text:span text:style-name="T15">A empresa promove a satisfação no trabalho, promovendo o funcionário a crescer e se desenvolver dentro da empresa. </text:span><text:span text:style-name="T16">A Viva Eventos avalia os seus colaboradores o que permite aos administradores motivá-los a alcançar suas necessidades além de apontar os pontos negativos para que eles possam melhorar.</text:span>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URWPalladioL-Bold" svg:font-family="URWPalladioL-Bold" style:font-family-generic="roman" style:font-pitch="variable"/>
    <style:font-face style:name="URWPalladioL-Ital" svg:font-family="URWPalladioL-Ital" style:font-family-generic="roman" style:font-pitch="variable"/>
    <style:font-face style:name="URWPalladioL-Roma" svg:font-family="URWPalladioL-R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6:25:51.337000000</meta:creation-date>
    <dc:date>2021-02-10T19:18:13.142000000</dc:date>
    <meta:editing-duration>PT20H12M17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8" meta:word-count="158" meta:character-count="960" meta:non-whitespace-character-count="809"/>
  </office:meta>
</office:document-meta>
</file>